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91cm" svg:height="8.491cm" svg:x="0.209cm" svg:y="0.9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5:09:56.124870889</dc:date>
    <meta:editing-duration>PT2M46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8.492cm" xlink:href="." xlink:type="simple" chart:class="chart:scatter" chart:style-name="ch1">
        <chart:plot-area chart:style-name="ch2" chart:data-source-has-labels="both" svg:x="0.303cm" svg:y="0.169cm" svg:width="14.586cm" svg:height="8.154cm">
          <chartooo:coordinate-region svg:x="0.845cm" svg:y="0.368cm" svg:width="13.95cm" svg:height="7.756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40876837050858">
                <text:p>0.240876837050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422163962751008">
                <text:p>0.422163962751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45241352623301">
                <text:p>0.45241352623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626666167821523">
                <text:p>0.0626666167821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184062276342339">
                <text:p>-0.184062276342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385256621387895">
                <text:p>-0.385256621387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491143625364344">
                <text:p>-0.491143625364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342273552964344">
                <text:p>-0.3422735529643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124344943582428">
                <text:p>-0.1243449435824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124344943582427">
                <text:p>0.1243449435824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342273552964345">
                <text:p>0.342273552964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491143625364344">
                <text:p>0.4911436253643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385256621387894">
                <text:p>0.3852566213878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184062276342339">
                <text:p>0.1840622763423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0626666167821516">
                <text:p>-0.06266661678215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452413526233009">
                <text:p>-0.4524135262330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422163962751008">
                <text:p>-0.422163962751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240876837050858">
                <text:p>-0.2408768370508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240876837050858">
                <text:p>0.2408768370508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422163962751008">
                <text:p>0.422163962751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45241352623301">
                <text:p>0.452413526233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0626666167821521">
                <text:p>0.06266661678215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184062276342339">
                <text:p>-0.1840622763423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385256621387895">
                <text:p>-0.3852566213878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491143625364345">
                <text:p>-0.4911436253643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342273552964344">
                <text:p>-0.3422735529643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124344943582427">
                <text:p>-0.1243449435824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124344943582426">
                <text:p>0.1243449435824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342273552964344">
                <text:p>0.3422735529643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491143625364344">
                <text:p>0.4911436253643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385256621387896">
                <text:p>0.3852566213878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18406227634234">
                <text:p>0.184062276342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0626666167821513">
                <text:p>-0.06266661678215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45241352623301">
                <text:p>-0.452413526233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422163962751008">
                <text:p>-0.4221639627510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240876837050858">
                <text:p>-0.2408768370508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240876837050858">
                <text:p>0.2408768370508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422163962751008">
                <text:p>0.4221639627510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452413526233009">
                <text:p>0.4524135262330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0626666167821506">
                <text:p>0.06266661678215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184062276342339">
                <text:p>-0.1840622763423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385256621387894">
                <text:p>-0.3852566213878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491143625364344">
                <text:p>-0.4911436253643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342273552964344">
                <text:p>-0.3422735529643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124344943582427">
                <text:p>-0.1243449435824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124344943582426">
                <text:p>0.1243449435824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342273552964345">
                <text:p>0.3422735529643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491143625364344">
                <text:p>0.4911436253643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385256621387895">
                <text:p>0.3852566213878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18406227634234">
                <text:p>0.18406227634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0626666167821493">
                <text:p>-0.06266661678214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452413526233009">
                <text:p>-0.4524135262330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422163962751008">
                <text:p>-0.4221639627510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240876837050857">
                <text:p>-0.2408768370508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240876837050856">
                <text:p>0.2408768370508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422163962751008">
                <text:p>0.4221639627510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45241352623301">
                <text:p>0.452413526233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0626666167821508">
                <text:p>0.06266661678215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184062276342339">
                <text:p>-0.1840622763423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385256621387896">
                <text:p>-0.3852566213878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491143625364344">
                <text:p>-0.4911436253643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475528258147576">
                <text:p>-0.4755282581475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342273552964346">
                <text:p>-0.3422735529643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124344943582428">
                <text:p>-0.1243449435824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124344943582426">
                <text:p>0.1243449435824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342273552964345">
                <text:p>0.3422735529643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475528258147576">
                <text:p>0.4755282581475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491143625364344">
                <text:p>0.4911436253643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385256621387897">
                <text:p>0.3852566213878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18406227634234">
                <text:p>0.184062276342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0626666167821491">
                <text:p>-0.0626666167821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452413526233009">
                <text:p>-0.4524135262330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422163962751008">
                <text:p>-0.4221639627510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240876837050857">
                <text:p>-0.2408768370508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9.79717439317883E-016">
                <text:p>-9.79717439317883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240876837050856">
                <text:p>0.2408768370508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422163962751007">
                <text:p>0.4221639627510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45241352623301">
                <text:p>0.452413526233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062666616782151">
                <text:p>0.0626666167821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184062276342339">
                <text:p>-0.1840622763423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385256621387896">
                <text:p>-0.3852566213878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491143625364344">
                <text:p>-0.4911436253643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475528258147576">
                <text:p>-0.4755282581475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342273552964346">
                <text:p>-0.3422735529643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124344943582424">
                <text:p>-0.1243449435824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124344943582422">
                <text:p>0.1243449435824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342273552964342">
                <text:p>0.3422735529643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475528258147575">
                <text:p>0.4755282581475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491143625364345">
                <text:p>0.4911436253643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385256621387897">
                <text:p>0.3852566213878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184062276342341">
                <text:p>0.1840622763423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0626666167821489">
                <text:p>-0.06266661678214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452413526233009">
                <text:p>-0.4524135262330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422163962751009">
                <text:p>-0.4221639627510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240876837050857">
                <text:p>-0.2408768370508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.22464679914735E-015">
                <text:p>-1.22464679914735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240876837050855">
                <text:p>0.2408768370508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422163962751007">
                <text:p>0.4221639627510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45241352623301">
                <text:p>0.452413526233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293892626146238">
                <text:p>0.2938926261462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0626666167821548">
                <text:p>0.06266661678215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184062276342342">
                <text:p>-0.1840622763423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385256621387896">
                <text:p>-0.3852566213878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491143625364344">
                <text:p>-0.4911436253643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342273552964346">
                <text:p>-0.3422735529643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124344943582425">
                <text:p>-0.1243449435824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124344943582422">
                <text:p>0.1243449435824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342273552964344">
                <text:p>0.3422735529643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475528258147576">
                <text:p>0.4755282581475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491143625364345">
                <text:p>0.4911436253643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385256621387897">
                <text:p>0.3852566213878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184062276342344">
                <text:p>0.1840622763423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0626666167821521">
                <text:p>-0.06266661678215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293892626146235">
                <text:p>-0.2938926261462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452413526233009">
                <text:p>-0.4524135262330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422163962751007">
                <text:p>-0.4221639627510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240876837050858">
                <text:p>-0.2408768370508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.46957615897682E-015">
                <text:p>-1.46957615897682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